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automatic-styles>
    <style:style style:name="P1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2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3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4" style:family="paragraph" style:parent-style-name="Text_20_body">
      <style:text-properties fo:font-weight="bold" officeooo:rsid="0130a96f" officeooo:paragraph-rsid="0130a96f" style:font-weight-asian="bold" style:font-weight-complex="bold"/>
    </style:style>
    <style:style style:name="P5" style:family="paragraph" style:parent-style-name="Text_20_body">
      <style:text-properties fo:font-weight="bold" officeooo:rsid="0130a96f" officeooo:paragraph-rsid="013186e4" style:font-weight-asian="bold" style:font-weight-complex="bold"/>
    </style:style>
    <style:style style:name="P6" style:family="paragraph" style:parent-style-name="Text_20_body">
      <style:text-properties fo:font-weight="bold" officeooo:rsid="0130a96f" officeooo:paragraph-rsid="01346f72" style:font-weight-asian="bold" style:font-weight-complex="bold"/>
    </style:style>
    <style:style style:name="P7" style:family="paragraph" style:parent-style-name="Text_20_body">
      <style:text-properties fo:font-weight="bold" officeooo:rsid="01346f72" officeooo:paragraph-rsid="01346f72" style:font-weight-asian="bold" style:font-weight-complex="bold"/>
    </style:style>
    <style:style style:name="P8" style:family="paragraph" style:parent-style-name="Text_20_body">
      <style:text-properties fo:font-style="italic" fo:font-weight="bold" officeooo:rsid="01243675" officeooo:paragraph-rsid="01243675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officeooo:rsid="012eb5e6" officeooo:paragraph-rsid="012eb5e6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officeooo:rsid="012eb5e6" officeooo:paragraph-rsid="012eb5e6"/>
    </style:style>
    <style:style style:name="P11" style:family="paragraph" style:parent-style-name="Text_20_body">
      <style:text-properties officeooo:rsid="012f89e5" officeooo:paragraph-rsid="012f89e5"/>
    </style:style>
    <style:style style:name="P12" style:family="paragraph" style:parent-style-name="Text_20_body">
      <style:text-properties officeooo:rsid="0132499b" officeooo:paragraph-rsid="01329562"/>
    </style:style>
    <style:style style:name="P13" style:family="paragraph" style:parent-style-name="Code">
      <style:text-properties officeooo:rsid="01346f72" officeooo:paragraph-rsid="01346f72"/>
    </style:style>
    <style:style style:name="P14" style:family="paragraph" style:parent-style-name="Text_20_body">
      <style:text-properties fo:font-weight="normal" officeooo:rsid="0130a96f" officeooo:paragraph-rsid="0130a96f" style:font-weight-asian="normal" style:font-weight-complex="normal"/>
    </style:style>
    <style:style style:name="P15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16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P17" style:family="paragraph" style:parent-style-name="Heading_20_1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18" style:family="paragraph" style:parent-style-name="Heading_20_1">
      <style:text-properties officeooo:rsid="011bbfad" officeooo:paragraph-rsid="011bbfad"/>
    </style:style>
    <style:style style:name="P19" style:family="paragraph" style:parent-style-name="Heading_20_1">
      <style:text-properties officeooo:rsid="0120ed13" officeooo:paragraph-rsid="0120ed13"/>
    </style:style>
    <style:style style:name="P20" style:family="paragraph" style:parent-style-name="Standard" style:list-style-name="AdvLab-Bullet"/>
    <style:style style:name="P21" style:family="paragraph" style:parent-style-name="Standard" style:list-style-name="AdvLab-Bullet">
      <style:text-properties officeooo:rsid="012a637c" officeooo:paragraph-rsid="012a637c"/>
    </style:style>
    <style:style style:name="P22" style:family="paragraph" style:parent-style-name="Standard" style:list-style-name="AdvLab-Bullet">
      <style:text-properties officeooo:rsid="012c433d" officeooo:paragraph-rsid="012c433d"/>
    </style:style>
    <style:style style:name="P23" style:family="paragraph" style:parent-style-name="Text_20_body" style:list-style-name="AdvLab-Numbered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24" style:family="paragraph" style:parent-style-name="Text_20_body">
      <style:text-properties fo:font-style="normal" style:text-underline-style="none" fo:font-weight="normal" officeooo:rsid="0132499b" officeooo:paragraph-rsid="01346f72" style:font-style-asian="normal" style:font-weight-asian="normal" style:font-style-complex="normal" style:font-weight-complex="normal"/>
    </style:style>
    <style:style style:name="P25" style:family="paragraph" style:parent-style-name="Text_20_body" style:list-style-name="AdvLab-Bullet">
      <style:text-properties officeooo:rsid="011bbfad" officeooo:paragraph-rsid="011bbfad"/>
    </style:style>
    <style:style style:name="P26" style:family="paragraph" style:parent-style-name="Text_20_body" style:list-style-name="AdvLab-Bullet">
      <style:text-properties officeooo:rsid="011f01d4" officeooo:paragraph-rsid="0127713c"/>
    </style:style>
    <style:style style:name="P27" style:family="paragraph" style:parent-style-name="Text_20_body" style:list-style-name="AdvLab-Bullet">
      <style:text-properties officeooo:rsid="0127713c" officeooo:paragraph-rsid="0127713c"/>
    </style:style>
    <style:style style:name="P28" style:family="paragraph" style:parent-style-name="Text_20_body" style:list-style-name="AdvLab-Numbered">
      <style:text-properties officeooo:rsid="012f89e5" officeooo:paragraph-rsid="012f89e5"/>
    </style:style>
    <style:style style:name="T1" style:family="text">
      <style:text-properties fo:font-size="12pt" fo:font-weight="bold" officeooo:rsid="01057fde" style:font-size-asian="10.5pt"/>
    </style:style>
    <style:style style:name="T2" style:family="text">
      <style:text-properties fo:font-size="12pt" fo:font-weight="bold" officeooo:rsid="010124a3" style:font-size-asian="10.5pt"/>
    </style:style>
    <style:style style:name="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T4" style:family="text">
      <style:text-properties officeooo:rsid="0050f0df"/>
    </style:style>
    <style:style style:name="T5" style:family="text">
      <style:text-properties officeooo:rsid="00b1e0fa" style:font-name-asian="Liberation Sans1" style:font-name-complex="Liberation Sans1"/>
    </style:style>
    <style:style style:name="T6" style:family="text">
      <style:text-properties officeooo:rsid="010563d1"/>
    </style:style>
    <style:style style:name="T7" style:family="text">
      <style:text-properties officeooo:rsid="0050f0df" style:font-name-asian="Liberation Serif" style:font-name-complex="Liberation Serif"/>
    </style:style>
    <style:style style:name="T8" style:family="text">
      <style:text-properties officeooo:rsid="0050f0df" style:font-name-asian="Arial Unicode MS" style:font-name-complex="Arial Unicode MS"/>
    </style:style>
    <style:style style:name="T9" style:family="text">
      <style:text-properties officeooo:rsid="007e5b1a" style:font-name-asian="Arial Unicode MS" style:font-name-complex="Arial Unicode M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125c10f" style:font-style-asian="italic" style:font-style-complex="italic"/>
    </style:style>
    <style:style style:name="T12" style:family="text">
      <style:text-properties fo:font-style="italic" fo:font-weight="normal" officeooo:rsid="012a637c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125c10f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2a637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2f89e5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12a637c" style:font-style-asian="normal" style:font-style-complex="normal"/>
    </style:style>
    <style:style style:name="T21" style:family="text">
      <style:text-properties fo:font-style="normal" style:text-underline-style="none" officeooo:rsid="0127713c" style:font-style-asian="normal" style:font-style-complex="normal"/>
    </style:style>
    <style:style style:name="T22" style:family="text">
      <style:text-properties fo:font-style="normal" style:text-underline-style="none" fo:font-weight="normal" officeooo:rsid="012a637c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127713c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13186e4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132499b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1346f72" style:font-style-asian="normal" style:font-weight-asian="normal" style:font-style-complex="normal" style:font-weight-complex="normal"/>
    </style:style>
    <style:style style:name="T27" style:family="text">
      <style:text-properties officeooo:rsid="011f01d4"/>
    </style:style>
    <style:style style:name="T28" style:family="text">
      <style:text-properties officeooo:rsid="0124367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12a637c" style:font-weight-asian="normal" style:font-weight-complex="normal"/>
    </style:style>
    <style:style style:name="T31" style:family="text">
      <style:text-properties fo:font-weight="normal" officeooo:rsid="013186e4" style:font-weight-asian="normal" style:font-weight-complex="normal"/>
    </style:style>
    <style:style style:name="T32" style:family="text">
      <style:text-properties fo:font-weight="normal" officeooo:rsid="01329562" style:font-weight-asian="normal" style:font-weight-complex="normal"/>
    </style:style>
    <style:style style:name="T33" style:family="text">
      <style:text-properties officeooo:rsid="0125c10f"/>
    </style:style>
    <style:style style:name="T34" style:family="text">
      <style:text-properties officeooo:rsid="0127713c"/>
    </style:style>
    <style:style style:name="T35" style:family="text">
      <style:text-properties officeooo:rsid="012a637c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12a637c"/>
    </style:style>
    <style:style style:name="T38" style:family="text">
      <style:text-properties style:text-underline-style="none" officeooo:rsid="013186e4" style:font-weight-asian="normal" style:font-weight-complex="normal"/>
    </style:style>
    <style:style style:name="T39" style:family="text">
      <style:text-properties style:text-underline-style="none" officeooo:rsid="0132499b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12a637c" style:font-weight-asian="bold" style:font-weight-complex="bold"/>
    </style:style>
    <style:style style:name="T42" style:family="text">
      <style:text-properties officeooo:rsid="012ba978"/>
    </style:style>
    <style:style style:name="T43" style:family="text">
      <style:text-properties officeooo:rsid="012d9cad"/>
    </style:style>
    <style:style style:name="T44" style:family="text">
      <style:text-properties officeooo:rsid="0130a96f"/>
    </style:style>
    <style:style style:name="T45" style:family="text">
      <style:text-properties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Introduction</text:h>
      <text:p text:style-name="P2">This course focuses on the Raspberry Pi Pico W microcontroller as the main devices that you will use to control experiments, and take data. In the first few labs you will work through the book <text:span text:style-name="T10">Get started with MicroPython on Raspberry Pi Pico</text:span><text:span text:style-name="T14">, </text:span><text:span text:style-name="T10">T</text:span><text:span text:style-name="T11">he Official Raspberry Pi</text:span><text:span text:style-name="T10"> P</text:span><text:span text:style-name="T11">ico Guide</text:span><text:span text:style-name="T14">. </text:span><text:span text:style-name="T15">I will call this book</text:span><text:span text:style-name="T11"> Getting Started</text:span><text:span text:style-name="T15">.</text:span><text:span text:style-name="T10"> </text:span><text:span text:style-name="T14">It is available free as a PDF. I have made some edits to the book, so please download and use the PDF on the course web site. </text:span></text:p>
      <text:p text:style-name="P2"><text:span text:style-name="T14">You will actually use the version of the microcontroller that has WiFi capability. This is called the </text:span><text:span text:style-name="T10">Pico W</text:span><text:span text:style-name="T14">. I will abbreviate this as </text:span><text:span text:style-name="T10">PicoW</text:span><text:span text:style-name="T14">. </text:span></text:p>
      <text:p text:style-name="P3">Today <text:span text:style-name="T33">you will work through the first three chapters</text:span></text:p>
      <text:list xml:id="list4170226767" text:style-name="AdvLab-Numbered">
        <text:list-item>
          <text:p text:style-name="P23">Soldering pins to your PicoW and mounting it on a breadboard. Chap<text:span text:style-name="T33">t</text:span>er 1.</text:p>
        </text:list-item>
        <text:list-item>
          <text:p text:style-name="P23">Installing MicroPython (latest version) on your PicoW. Chapter 1.</text:p>
        </text:list-item>
        <text:list-item>
          <text:p text:style-name="P23">Start programming your PicoW using MicroPython. Chapter 2.</text:p>
        </text:list-item>
        <text:list-item>
          <text:p text:style-name="P23"/>
        </text:list-item>
      </text:list>
      <text:h text:style-name="P18" text:outline-level="1">Activity <text:span text:style-name="T28">1</text:span> – Soldering the Headers to the PicoW</text:h>
      <text:p text:style-name="P8">Note: you may have a PicoW with the headers already connected. Read the pages anyway<text:span text:style-name="T16">.</text:span></text:p>
      <text:list xml:id="list3244393643" text:style-name="AdvLab-Bullet">
        <text:list-item>
          <text:p text:style-name="P25">First read pp. 8 – 11, <text:span text:style-name="T27">the one page insert, then pp. 12 – 16.</text:span></text:p>
        </text:list-item>
        <text:list-item>
          <text:p text:style-name="P26">Whe<text:span text:style-name="T34">n</text:span> you are finished, show the instructor the PicoW soldered to pins. <text:span text:style-name="T34">Figure 1-14 and the paragraph below shows how soldering can go wrong and how to correct it.</text:span></text:p>
        </text:list-item>
        <text:list-item>
          <text:p text:style-name="P26"><text:span text:style-name="T34">M</text:span>ount <text:span text:style-name="T34">it </text:span>in a breadboard <text:span text:style-name="T34">with row 1 of the breadboard and pin 1 on the PicoW in the same row</text:span>. The USB connector should be sticking out at <text:span text:style-name="T34">the</text:span> of the breadboard.</text:p>
        </text:list-item>
      </text:list>
      <text:h text:style-name="P19" text:outline-level="1">Activity 2 – Programming Your PicoW with MicroPython</text:h>
      <text:list xml:id="list105805029569841" text:continue-numbering="true" text:style-name="AdvLab-Bullet">
        <text:list-item>
          <text:p text:style-name="P27">Download the latest version of <text:span text:style-name="T37">μ</text:span><text:span text:style-name="T36">Py</text:span> (MicroPython) <text:span text:style-name="T35">from </text:span><text:a xlink:type="simple" xlink:href="https://micropython.org/download/RPI_PICO_W/" text:style-name="Internet_20_link" text:visited-style-name="Visited_20_Internet_20_Link"><text:span text:style-name="T35">https://micropython.org/download/RPI_PICO_W/</text:span></text:a><text:span text:style-name="T35"> </text:span></text:p>
          <text:list>
            <text:list-item>
              <text:p text:style-name="P20"><text:span text:style-name="T35">It will be the first link under </text:span><text:span text:style-name="T41">Firmware</text:span><text:span text:style-name="T30"> </text:span><text:span text:style-name="T12">Releases</text:span><text:span text:style-name="T17">. The name will be something </text:span>like <text:s/><text:span text:style-name="Code">v1.23.0 (2024-06-02).uf2</text:span> / [Release notes] (latest) </text:p>
            </text:list-item>
          </text:list>
        </text:list-item>
        <text:list-item>
          <text:p text:style-name="P21"><text:span text:style-name="T42">Plug the PicoW into your laptop with a USB Micro cable and f</text:span>ollow the directions on pg. <text:span text:style-name="T42">17.</text:span></text:p>
        </text:list-item>
        <text:list-item>
          <text:p text:style-name="P22">The next step, in Chapter 2, is installing the <text:span text:style-name="T10">Thonny</text:span><text:span text:style-name="T14"> IDE (Integrated Development Environment.) It is a small stand-alone editor that allows you to read and write files to the PicoW.</text:span></text:p>
        </text:list-item>
        <text:list-item>
          <text:p text:style-name="P22"><text:span text:style-name="T14">Write your first </text:span><text:span text:style-name="T20">μ</text:span><text:span text:style-name="T21">Py </text:span><text:span text:style-name="T19">program on the PicoW. It will print the message </text:span><text:span text:style-name="T13">Hello, World!</text:span><text:span text:style-name="T19">.</text:span></text:p>
        </text:list-item>
      </text:list>
      <text:h text:style-name="Heading_20_1" text:outline-level="1">The <text:span text:style-name="T43">Challenges</text:span></text:h>
      <text:p text:style-name="P10">Throughout the book there are <text:span text:style-name="T10">Challenges</text:span><text:span text:style-name="T14"> you have to complete. </text:span></text:p>
      <text:p text:style-name="P9">Important Tip<text:span text:style-name="T16">: You </text:span><text:span text:style-name="T29">always</text:span><text:span text:style-name="T16"> want to save your most recent code </text:span><text:span text:style-name="T29">both</text:span><text:span text:style-name="T16"> on the </text:span><text:span text:style-name="T29">MicroPython</text:span><text:span text:style-name="T16"> device </text:span><text:span text:style-name="T29">and</text:span><text:span text:style-name="T16"> on your laptop! So, </text:span><text:span text:style-name="T18">here are my suggestions:</text:span></text:p>
      <text:list xml:id="list105803753197731" text:continue-list="list4170226767" text:style-name="AdvLab-Numbered">
        <text:list-item text:start-value="1">
          <text:p text:style-name="P28">Make the file names descriptive, for example <text:span text:style-name="Example">Hello.py</text:span>, or <text:span text:style-name="Example">Challenge1.py</text:span>.</text:p>
        </text:list-item>
        <text:list-item>
          <text:p text:style-name="P28">Save the first time on the PicoW.</text:p>
        </text:list-item>
        <text:list-item>
          <text:p text:style-name="P28">Make a folder on your laptop for your code. Make a subfolder named <text:span text:style-name="Example">Lab01</text:span>. Save the files for Lab01 in this folder.</text:p>
        </text:list-item>
        <text:list-item>
          <text:p text:style-name="P28">Make sure you save the file with the same name in your Lab01 folder, “<text:span text:style-name="T44">This computer</text:span>.”</text:p>
        </text:list-item>
      </text:list>
      <text:p text:style-name="P11"/>
      <text:p text:style-name="P4">Challenge 1<text:span text:style-name="T29"> (pg. 29): Loop the Loop. Try printing the numbers from 1 to 9 in a 3x3 square using a loop inside a loop. If you want more than one print statement on the same line, add , </text:span><text:span text:style-name="Code"><text:span text:style-name="T45">end=’ ‘</text:span></text:span><text:span text:style-name="T29"> at the end of the print statement.</text:span></text:p>
      <text:p text:style-name="P14"><text:soft-page-break/></text:p>
      <text:p text:style-name="P4">Challenge 2<text:span text:style-name="T29"> (pg. 32): Add more. Ask the user for a number, then print out too high or too low, or end the game if <text:s/>they guess 5. Hint: To get an integer from the user you need to change the input line to </text:span></text:p>
      <text:p text:style-name="Code">num_guessed = int(input(“Enter a number: “)</text:p>
      <text:p text:style-name="P4"><text:span text:style-name="T29">The </text:span><text:span text:style-name="Code"><text:span text:style-name="T45">int</text:span></text:span><text:span text:style-name="T29"> function converts the text to a number.</text:span></text:p>
      <text:p text:style-name="P14"/>
      <text:p text:style-name="P5">Challenge 3<text:span text:style-name="T29"> Complex numbers. </text:span><text:span text:style-name="T31">Yes, these little <text:s/></text:span><text:span text:style-name="T22">μ</text:span><text:span text:style-name="T23">Py </text:span><text:span text:style-name="T24">microcontrollers know complex numbers! You enter a complex number, for example, as </text:span><text:span text:style-name="Code"><text:span text:style-name="T38">2-3j</text:span></text:span><text:span text:style-name="T24">, which has a real part of </text:span><text:span text:style-name="Code"><text:span text:style-name="T38">2</text:span></text:span><text:span text:style-name="T24"> and a complex part of </text:span><text:span text:style-name="Code"><text:span text:style-name="T38">-3</text:span></text:span><text:span text:style-name="T24">. To enter a pure complex number, put a </text:span><text:span text:style-name="Code"><text:span text:style-name="T38">j</text:span></text:span><text:span text:style-name="T24"> at the end, like </text:span><text:span text:style-name="Code"><text:span text:style-name="T38">3.14j</text:span></text:span><text:span text:style-name="T24">. </text:span><text:span text:style-name="T26">To input a complex number use a statement like:</text:span></text:p>
      <text:p text:style-name="P13">cmplx2 = complex(input(“Enter a complex number: “))</text:p>
      <text:p text:style-name="P6"><text:span text:style-name="T24">Write a program </text:span><text:span text:style-name="T25">that inputs two complex numbers and prints their sum, product, and magnitude (try </text:span><text:span text:style-name="Code"><text:span text:style-name="T39">print(abs(1+1j)</text:span></text:span><text:span text:style-name="T25">.) </text:span></text:p>
      <text:p text:style-name="P24"/>
      <text:p text:style-name="P12"><text:span text:style-name="T40">Challenge 4</text:span><text:span text:style-name="T29"> (pg. 43) </text:span><text:span text:style-name="T32">Give the color codes for 100 Ω, 5.6 kΩ, 330 kΩ, and 1.5 MΩ resistors. Find the value and precision of the following resistors: brn-blk-yel, ora-ora-red-gold, gry-whi-brn-silver.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next-style-name="Text_20_body" style:class="html">
      <style:paragraph-properties fo:margin-left="0.6in" fo:margin-right="0.6in" fo:margin-top="0.0201in" fo:margin-bottom="0.0598in" style:contextual-spacing="false" fo:text-indent="0in" style:auto-text-indent="false"/>
      <style:text-properties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9pt" fo:font-style="normal" fo:font-weight="bold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fo:font-size="11pt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AdvLab-Numbered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1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M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1057fde" style:font-size-asian="10.5pt"/>
    </style:style>
    <style:style style:name="MT2" style:family="text">
      <style:text-properties officeooo:rsid="0050f0df"/>
    </style:style>
    <style:style style:name="M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MT4" style:family="text">
      <style:text-properties officeooo:rsid="00b1e0fa" style:font-name-asian="Liberation Sans1" style:font-name-complex="Liberation Sans1"/>
    </style:style>
    <style:style style:name="MT5" style:family="text">
      <style:text-properties fo:font-size="12pt" fo:font-weight="bold" officeooo:rsid="010124a3" style:font-size-asian="10.5pt"/>
    </style:style>
    <style:style style:name="MT6" style:family="text">
      <style:text-properties officeooo:rsid="010563d1"/>
    </style:style>
    <style:style style:name="MT7" style:family="text">
      <style:text-properties officeooo:rsid="0050f0df" style:font-name-asian="Liberation Serif" style:font-name-complex="Liberation Serif"/>
    </style:style>
    <style:style style:name="MT8" style:family="text">
      <style:text-properties officeooo:rsid="0050f0df" style:font-name-asian="Arial Unicode MS" style:font-name-complex="Arial Unicode MS"/>
    </style:style>
    <style:style style:name="MT9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Microcontrollers in Labs</text:span><text:span text:style-name="MT2"><text:tab/></text:span><text:span text:style-name="MT3">Lab 1 – Introduction to the PicoW</text:span><text:span text:style-name="MT4"><text:tab/></text:span><text:span text:style-name="MT5">Fall</text:span><text:span text:style-name="MT2"> 202</text:span><text:span text:style-name="MT6">4</text:span></text:p>
        <text:p text:style-name="MP2">Names __________________________________________________________________</text:p>
      </style:header>
      <style:footer>
        <text:p text:style-name="MP3"><text:file-name text:display="name-and-extension">Lab01-IntroPicoW.odt</text:file-name><text:tab/><text:span text:style-name="MT7">—</text:span><text:span text:style-name="MT8"> </text:span><text:span text:style-name="MT8"><text:page-number text:select-page="current">2</text:page-number></text:span><text:span text:style-name="MT8"><text:s/></text:span><text:span text:style-name="MT9">of </text:span><text:span text:style-name="MT9"><text:page-count>2</text:page-count></text:span><text:span text:style-name="MT8"><text:s/></text:span><text:span text:style-name="MT7">—</text:span><text:span text:style-name="MT8"><text:tab/></text:span><text:span text:style-name="MT8"><text:date style:data-style-name="N49" text:date-value="2024-07-23T10:58:03.386461785">2024-07-23</text:date></text:span><text:span text:style-name="MT8">, </text:span><text:span text:style-name="MT8"><text:time style:data-style-name="N60" text:time-value="2024-07-23T10:58:03.386636548">10:57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3:54.371096552</meta:creation-date>
    <meta:editing-duration>PT1H11M39S</meta:editing-duration>
    <meta:editing-cycles>12</meta:editing-cycles>
    <meta:generator>LibreOffice/7.3.7.2$Linux_X86_64 LibreOffice_project/30$Build-2</meta:generator>
    <meta:initial-creator>Prof Huster</meta:initial-creator>
    <dc:date>2024-07-23T10:58:03.147668246</dc:date>
    <dc:creator>Prof Huster</dc:creator>
    <meta:document-statistic meta:table-count="0" meta:image-count="0" meta:object-count="0" meta:page-count="2" meta:paragraph-count="37" meta:word-count="693" meta:character-count="3939" meta:non-whitespace-character-count="3273"/>
  </office:meta>
</office:document-meta>
</file>